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fce" officeooo:paragraph-rsid="0015ef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@ubuntu:~$ jps</text:p>
      <text:p text:style-name="P1">9884 Jps</text:p>
      <text:p text:style-name="P1">ubuntu@ubuntu:~$ start-all.sh</text:p>
      <text:p text:style-name="P1">This script is Deprecated. Instead use start-dfs.sh and start-yarn.sh</text:p>
      <text:p text:style-name="P1">16/12/22 03:01:55 WARN util.NativeCodeLoader: Unable to load native-hadoop library for your platform... using builtin-java classes where applicable</text:p>
      <text:p text:style-name="P1">Starting namenodes on [localhost]</text:p>
      <text:p text:style-name="P1">ubuntu@localhost's password: </text:p>
      <text:p text:style-name="P1">localhost: chown: changing ownership of '/usr/local/hadoop/logs': Operation not permitted</text:p>
      <text:p text:style-name="P1">localhost: starting namenode, logging to /usr/local/hadoop/logs/hadoop-ubuntu-namenode-ubuntu.out</text:p>
      <text:p text:style-name="P1">localhost: /usr/local/hadoop/sbin/hadoop-daemon.sh: line 159: /usr/local/hadoop/logs/hadoop-ubuntu-namenode-ubuntu.out: Permission denied</text:p>
      <text:p text:style-name="P1">localhost: head: cannot open '/usr/local/hadoop/logs/hadoop-ubuntu-namenode-ubuntu.out' for reading: No such file or directory</text:p>
      <text:p text:style-name="P1">localhost: /usr/local/hadoop/sbin/hadoop-daemon.sh: line 177: /usr/local/hadoop/logs/hadoop-ubuntu-namenode-ubuntu.out: Permission denied</text:p>
      <text:p text:style-name="P1">localhost: /usr/local/hadoop/sbin/hadoop-daemon.sh: line 178: /usr/local/hadoop/logs/hadoop-ubuntu-namenode-ubuntu.out: Permission denied</text:p>
      <text:p text:style-name="P1">ubuntu@localhost's password: </text:p>
      <text:p text:style-name="P1">localhost: chown: changing ownership of '/usr/local/hadoop/logs': Operation not permitted</text:p>
      <text:p text:style-name="P1">localhost: starting datanode, logging to /usr/local/hadoop/logs/hadoop-ubuntu-datanode-ubuntu.out</text:p>
      <text:p text:style-name="P1">localhost: /usr/local/hadoop/sbin/hadoop-daemon.sh: line 159: /usr/local/hadoop/logs/hadoop-ubuntu-datanode-ubuntu.out: Permission denied</text:p>
      <text:p text:style-name="P1">localhost: head: cannot open '/usr/local/hadoop/logs/hadoop-ubuntu-datanode-ubuntu.out' for reading: No such file or directory</text:p>
      <text:p text:style-name="P1">localhost: /usr/local/hadoop/sbin/hadoop-daemon.sh: line 177: /usr/local/hadoop/logs/hadoop-ubuntu-datanode-ubuntu.out: Permission denied</text:p>
      <text:p text:style-name="P1">localhost: /usr/local/hadoop/sbin/hadoop-daemon.sh: line 178: /usr/local/hadoop/logs/hadoop-ubuntu-datanode-ubuntu.out: Permission denied</text:p>
      <text:p text:style-name="P1">Starting secondary namenodes [0.0.0.0]</text:p>
      <text:p text:style-name="P1">ubuntu@0.0.0.0's password: </text:p>
      <text:p text:style-name="P1">0.0.0.0: chown: changing ownership of '/usr/local/hadoop/logs': Operation not permitted</text:p>
      <text:p text:style-name="P1">0.0.0.0: starting secondarynamenode, logging to /usr/local/hadoop/logs/hadoop-ubuntu-secondarynamenode-ubuntu.out</text:p>
      <text:p text:style-name="P1">0.0.0.0: /usr/local/hadoop/sbin/hadoop-daemon.sh: line 159: /usr/local/hadoop/logs/hadoop-ubuntu-secondarynamenode-ubuntu.out: Permission denied</text:p>
      <text:p text:style-name="P1">0.0.0.0: head: cannot open '/usr/local/hadoop/logs/hadoop-ubuntu-secondarynamenode-ubuntu.out' for reading: No such file or directory</text:p>
      <text:p text:style-name="P1">0.0.0.0: /usr/local/hadoop/sbin/hadoop-daemon.sh: line 177: /usr/local/hadoop/logs/hadoop-ubuntu-secondarynamenode-ubuntu.out: Permission denied</text:p>
      <text:p text:style-name="P1">0.0.0.0: /usr/local/hadoop/sbin/hadoop-daemon.sh: line 178: /usr/local/hadoop/logs/hadoop-ubuntu-secondarynamenode-ubuntu.out: Permission denied</text:p>
      <text:p text:style-name="P1">16/12/22 03:02:28 WARN util.NativeCodeLoader: Unable to load native-hadoop library for your platform... using builtin-java classes where applicable</text:p>
      <text:p text:style-name="P1">starting yarn daemons</text:p>
      <text:p text:style-name="P1">chown: changing ownership of '/usr/local/hadoop/logs': Operation not permitted</text:p>
      <text:p text:style-name="P1">starting resourcemanager, logging to /usr/local/hadoop/logs/yarn-ubuntu-resourcemanager-ubuntu.out</text:p>
      <text:p text:style-name="P1">/usr/local/hadoop/sbin/yarn-daemon.sh: line 124: /usr/local/hadoop/logs/yarn-ubuntu-resourcemanager-ubuntu.out: Permission denied</text:p>
      <text:p text:style-name="P1"><text:soft-page-break/>head: cannot open '/usr/local/hadoop/logs/yarn-ubuntu-resourcemanager-ubuntu.out' for reading: No such file or directory</text:p>
      <text:p text:style-name="P1">/usr/local/hadoop/sbin/yarn-daemon.sh: line 129: /usr/local/hadoop/logs/yarn-ubuntu-resourcemanager-ubuntu.out: Permission denied</text:p>
      <text:p text:style-name="P1">/usr/local/hadoop/sbin/yarn-daemon.sh: line 130: /usr/local/hadoop/logs/yarn-ubuntu-resourcemanager-ubuntu.out: Permission denied</text:p>
      <text:p text:style-name="P1">ubuntu@localhost's password: </text:p>
      <text:p text:style-name="P1">localhost: chown: changing ownership of '/usr/local/hadoop/logs': Operation not permitted</text:p>
      <text:p text:style-name="P1">localhost: starting nodemanager, logging to /usr/local/hadoop/logs/yarn-ubuntu-nodemanager-ubuntu.out</text:p>
      <text:p text:style-name="P1">localhost: /usr/local/hadoop/sbin/yarn-daemon.sh: line 124: /usr/local/hadoop/logs/yarn-ubuntu-nodemanager-ubuntu.out: Permission denied</text:p>
      <text:p text:style-name="P1">localhost: head: cannot open '/usr/local/hadoop/logs/yarn-ubuntu-nodemanager-ubuntu.out' for reading: No such file or directory</text:p>
      <text:p text:style-name="P1">localhost: /usr/local/hadoop/sbin/yarn-daemon.sh: line 129: /usr/local/hadoop/logs/yarn-ubuntu-nodemanager-ubuntu.out: Permission denied</text:p>
      <text:p text:style-name="P1">localhost: /usr/local/hadoop/sbin/yarn-daemon.sh: line 130: /usr/local/hadoop/logs/yarn-ubuntu-nodemanager-ubuntu.out: Permission denied</text:p>
      <text:p text:style-name="P1">ubuntu@ubuntu:~$ su hduser</text:p>
      <text:p text:style-name="P1">Password: </text:p>
      <text:p text:style-name="P1">hduser@ubuntu:/home/ubuntu$ cd ~</text:p>
      <text:p text:style-name="P1">hduser@ubuntu:~$ start-all.sh</text:p>
      <text:p text:style-name="P1">This script is Deprecated. Instead use start-dfs.sh and start-yarn.sh</text:p>
      <text:p text:style-name="P1">16/12/22 03:02:55 WARN util.NativeCodeLoader: Unable to load native-hadoop library for your platform... using builtin-java classes where applicable</text:p>
      <text:p text:style-name="P1">Starting namenodes on [localhost]</text:p>
      <text:p text:style-name="P1">hduser@localhost's password: </text:p>
      <text:p text:style-name="P1">localhost: namenode running as process 5111. Stop it first.</text:p>
      <text:p text:style-name="P1">hduser@localhost's password: </text:p>
      <text:p text:style-name="P1">localhost: datanode running as process 5248. Stop it first.</text:p>
      <text:p text:style-name="P1">ubuntStarting secondary namenodes [0.0.0.0]</text:p>
      <text:p text:style-name="P1">uhduser@0.0.0.0's password: </text:p>
      <text:p text:style-name="P1">0.0.0.0: Permission denied, please try again.</text:p>
      <text:p text:style-name="P1">hduser@0.0.0.0's password: </text:p>
      <text:p text:style-name="P1">0.0.0.0: secondarynamenode running as process 5453. Stop it first.</text:p>
      <text:p text:style-name="P1">16/12/22 03:03:13 WARN util.NativeCodeLoader: Unable to load native-hadoop library for your platform... using builtin-java classes where applicable</text:p>
      <text:p text:style-name="P1">starting yarn daemons</text:p>
      <text:p text:style-name="P1">resourcemanager running as process 5593. Stop it first.</text:p>
      <text:p text:style-name="P1">hduser@localhost's password: </text:p>
      <text:p text:style-name="P1">localhost: nodemanager running as process 5706. Stop it first.</text:p>
      <text:p text:style-name="P1">hduser@ubuntu:~$ jps</text:p>
      <text:p text:style-name="P1">5248 DataNode</text:p>
      <text:p text:style-name="P1">5111 NameNode</text:p>
      <text:p text:style-name="P1">5593 ResourceManager</text:p>
      <text:p text:style-name="P1">10890 Jps</text:p>
      <text:p text:style-name="P1">5706 NodeManager</text:p>
      <text:p text:style-name="P1">5453 SecondaryNameNode</text:p>
      <text:p text:style-name="P1">hduser@ubuntu:~$ hadoop fs -copyFromLocal Transactional.txt /niit1</text:p>
      <text:p text:style-name="P1"><text:soft-page-break/>16/12/22 03:07:28 WARN util.NativeCodeLoader: Unable to load native-hadoop library for your platform... using builtin-java classes where applicable</text:p>
      <text:p text:style-name="P1">copyFromLocal: `Transactional.txt': No such file or directory</text:p>
      <text:p text:style-name="P1">hduser@ubuntu:~$ hadoop fs -copyFromLocal /home/hduser/Desktop/Transactional.txt/niit1</text:p>
      <text:p text:style-name="P1">16/12/22 03:09:00 WARN util.NativeCodeLoader: Unable to load native-hadoop library for your platform... using builtin-java classes where applicable</text:p>
      <text:p text:style-name="P1">copyFromLocal: `.': No such file or directory</text:p>
      <text:p text:style-name="P1">hduser@ubuntu:~$ pwd</text:p>
      <text:p text:style-name="P1">/home/hduser</text:p>
      <text:p text:style-name="P1">hduser@ubuntu:~$ hadoop fs -copyFromLocal /home/hduser/Transactional.txt/niit116/12/22 03:09:41 WARN util.NativeCodeLoader: Unable to load native-hadoop library for your platform... using builtin-java classes where applicable</text:p>
      <text:p text:style-name="P1">copyFromLocal: `.': No such file or directory</text:p>
      <text:p text:style-name="P1">hduser@ubuntu:~$ hadoop fs -copyFromLocal /home/hduser/Transactional.txt /niit1</text:p>
      <text:p text:style-name="P1">16/12/22 03:10:17 WARN util.NativeCodeLoader: Unable to load native-hadoop library for your platform... using builtin-java classes where applicable</text:p>
      <text:p text:style-name="P1">copyFromLocal: `/home/hduser/Transactional.txt': No such file or directory</text:p>
      <text:p text:style-name="P1">hduser@ubuntu:~$ hadoop fs -copyFromLocal /home/hduser/Desktop/Transactional.txt /niit1</text:p>
      <text:p text:style-name="P1">16/12/22 03:10:34 WARN util.NativeCodeLoader: Unable to load native-hadoop library for your platform... using builtin-java classes where applicable</text:p>
      <text:p text:style-name="P1">copyFromLocal: `/home/hduser/Desktop/Transactional.txt': No such file or directory</text:p>
      <text:p text:style-name="P1">hduser@ubuntu:~$ hadoop fs -put /home/hduser/Desktop/Transactional.txt /niit116/12/22 03:13:16 WARN util.NativeCodeLoader: Unable to load native-hadoop library for your platform... using builtin-java classes where applicable</text:p>
      <text:p text:style-name="P1">put: `/home/hduser/Desktop/Transactional.txt': No such file or directory</text:p>
      <text:p text:style-name="P1">hduser@ubuntu:~$ hadoop jar /home/hduser/Desktop/FirstHadoopPgm.jar /home/hduser/Desktop/Transactional.txt</text:p>
      <text:p text:style-name="P1">Not a valid JAR: /home/hduser/Desktop/FirstHadoopPgm.jar</text:p>
      <text:p text:style-name="P1">hduser@ubuntu:~$ hadoop jar /home/hduser/Desktop/FirstHadoopPgm.jar /home/hduser/Desktop/Transactional.txt /niit1</text:p>
      <text:p text:style-name="P1">Not a valid JAR: /home/hduser/Desktop/FirstHadoopPgm.jar</text:p>
      <text:p text:style-name="P1">hduser@ubuntu:~$ hadoop jar /home/hduser/Desktop/FirstHadoopPgm.jar /home/hduser/Desktop/Transactional.txt /niit1/MyProg</text:p>
      <text:p text:style-name="P1">Not a valid JAR: /home/hduser/Desktop/FirstHadoopPgm.jar</text:p>
      <text:p text:style-name="P1">hduser@ubuntu:~$ pwd</text:p>
      <text:p text:style-name="P1">/home/hduser</text:p>
      <text:p text:style-name="P1">hduser@ubuntu:~$ hadoop jar /home/ubuntu/Desktop/FirstHadoopPgm.jar /home/ubuntu/Desktop/Transactional.txt /niit1/MyProg</text:p>
      <text:p text:style-name="P1">16/12/22 05:48:03 WARN util.NativeCodeLoader: Unable to load native-hadoop library for your platform... using builtin-java classes where applicable</text:p>
      <text:p text:style-name="P1">16/12/22 05:48:18 INFO Configuration.deprecation: session.id is deprecated. Instead, use dfs.metrics.session-id</text:p>
      <text:p text:style-name="P1">16/12/22 05:48:18 INFO jvm.JvmMetrics: Initializing JVM Metrics with processName=JobTracker, sessionId=</text:p>
      <text:p text:style-name="P1">16/12/22 05:48:20 WARN mapreduce.JobSubmitter: Hadoop command-line option parsing not performed. Implement the Tool interface and execute your application with ToolRunner to remedy this.</text:p>
      <text:p text:style-name="P1">16/12/22 05:48:20 INFO mapreduce.JobSubmitter: Cleaning up the staging area file:/app/hadoop/tmp/mapred/staging/hduser1550774474/.staging/job_local1550774474_0001</text:p>
      <text:p text:style-name="P1"><text:soft-page-break/>Exception in thread "main" org.apache.hadoop.mapreduce.lib.input.InvalidInputException: Input path does not exist: hdfs://localhost:54310/home/ubuntu/Desktop/Transactional.txt</text:p>
      <text:p text:style-name="P1"><text:tab/>at org.apache.hadoop.mapreduce.lib.input.FileInputFormat.singleThreadedListStatus(FileInputFormat.java:321)</text:p>
      <text:p text:style-name="P1"><text:tab/>at org.apache.hadoop.mapreduce.lib.input.FileInputFormat.listStatus(FileInputFormat.java:264)</text:p>
      <text:p text:style-name="P1"><text:tab/>at org.apache.hadoop.mapreduce.lib.input.FileInputFormat.getSplits(FileInputFormat.java:385)</text:p>
      <text:p text:style-name="P1"><text:tab/>at org.apache.hadoop.mapreduce.JobSubmitter.writeNewSplits(JobSubmitter.java:597)</text:p>
      <text:p text:style-name="P1"><text:tab/>at org.apache.hadoop.mapreduce.JobSubmitter.writeSplits(JobSubmitter.java:614)</text:p>
      <text:p text:style-name="P1"><text:tab/>at org.apache.hadoop.mapreduce.JobSubmitter.submitJobInternal(JobSubmitter.java:492)</text:p>
      <text:p text:style-name="P1"><text:tab/>at org.apache.hadoop.mapreduce.Job$10.run(Job.java:1296)</text:p>
      <text:p text:style-name="P1"><text:tab/>at org.apache.hadoop.mapreduce.Job$10.run(Job.java:1293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mapreduce.Job.submit(Job.java:1293)</text:p>
      <text:p text:style-name="P1"><text:tab/>at org.apache.hadoop.mapreduce.Job.waitForCompletion(Job.java:1314)</text:p>
      <text:p text:style-name="P1"><text:tab/>at MainMethod.main(MainMethod.java:27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fs -copyFromLocal /home/hduser/Documents/Transactional.txt /niit1</text:p>
      <text:p text:style-name="P1">16/12/22 05:56:30 WARN util.NativeCodeLoader: Unable to load native-hadoop library for your platform... using builtin-java classes where applicable</text:p>
      <text:p text:style-name="P1">copyFromLocal: `/home/hduser/Documents/Transactional.txt': No such file or directory</text:p>
      <text:p text:style-name="P1">hduser@ubuntu:~$ hadoop fs -copyFromLocal /home/hduser/documents/Transactional.txt /niit1</text:p>
      <text:p text:style-name="P1">16/12/22 05:56:59 WARN util.NativeCodeLoader: Unable to load native-hadoop library for your platform... using builtin-java classes where applicable</text:p>
      <text:p text:style-name="P1">copyFromLocal: `/home/hduser/documents/Transactional.txt': No such file or directory</text:p>
      <text:p text:style-name="P1">hduser@ubuntu:~$ hadoop fs -copyFromLocal /home/hduser/documents/Transactional <text:s/>/niit1</text:p>
      <text:p text:style-name="P1">16/12/22 05:57:43 WARN util.NativeCodeLoader: Unable to load native-hadoop library for your platform... using builtin-java classes where applicable</text:p>
      <text:p text:style-name="P1">copyFromLocal: `/home/hduser/documents/Transactional': No such file or directory</text:p>
      <text:p text:style-name="P1">hduser@ubuntu:~$ hadoop fs -put /home/hduser/documents/Transactional.txt <text:s/>/niit1 </text:p>
      <text:p text:style-name="P1">16/12/22 06:00:42 WARN util.NativeCodeLoader: Unable to load native-hadoop library for your platform... using builtin-java classes where applicable</text:p>
      <text:p text:style-name="P1">put: `/home/hduser/documents/Transactional.txt': No such file or directory</text:p>
      <text:p text:style-name="P1">hduser@ubuntu:~$ hadoop fs -put /home/ubuntu/documents/Transactional.txt <text:s/>/niit1 </text:p>
      <text:p text:style-name="P1">16/12/22 06:01:10 WARN util.NativeCodeLoader: Unable to load native-hadoop library for your platform... using builtin-java classes where applicable</text:p>
      <text:p text:style-name="P1">put: `/home/ubuntu/documents/Transactional.txt': No such file or directory</text:p>
      <text:p text:style-name="P1">hduser@ubuntu:~$ hadoop fs -put /home/ubuntu/Documents/Transactional.txt <text:s/>/niit1 </text:p>
      <text:p text:style-name="P1">16/12/22 06:01:22 WARN util.NativeCodeLoader: Unable to load native-hadoop library for your platform... using builtin-java classes where applicable</text:p>
      <text:p text:style-name="P1">hduser@ubuntu:~$ hadoop jar /home/ubuntu/FirstHadoopPgm.jar /niit1/Transactional.txt /niit1/Output</text:p>
      <text:p text:style-name="P1">Not a valid JAR: /home/ubuntu/FirstHadoopPgm.jar</text:p>
      <text:p text:style-name="P1"><text:soft-page-break/>hduser@ubuntu:~$ hadoop jar /home/ubuntu/Desktop/FirstHadoopPgm.jar /niit1/Transactional.txt /niit1/Output</text:p>
      <text:p text:style-name="P1">16/12/22 06:21:04 WARN util.NativeCodeLoader: Unable to load native-hadoop library for your platform... using builtin-java classes where applicable</text:p>
      <text:p text:style-name="P1">16/12/22 06:21:11 INFO Configuration.deprecation: session.id is deprecated. Instead, use dfs.metrics.session-id</text:p>
      <text:p text:style-name="P1">16/12/22 06:21:11 INFO jvm.JvmMetrics: Initializing JVM Metrics with processName=JobTracker, sessionId=</text:p>
      <text:p text:style-name="P1">16/12/22 06:21:12 WARN mapreduce.JobSubmitter: Hadoop command-line option parsing not performed. Implement the Tool interface and execute your application with ToolRunner to remedy this.</text:p>
      <text:p text:style-name="P1">16/12/22 06:21:12 INFO input.FileInputFormat: Total input paths to process : 1</text:p>
      <text:p text:style-name="P1">16/12/22 06:21:12 INFO mapreduce.JobSubmitter: number of splits:1</text:p>
      <text:p text:style-name="P1">16/12/22 06:21:13 INFO mapreduce.JobSubmitter: Submitting tokens for job: job_local942072825_0001</text:p>
      <text:p text:style-name="P1">16/12/22 06:21:14 INFO mapreduce.Job: The url to track the job: http://localhost:8080/</text:p>
      <text:p text:style-name="P1">16/12/22 06:21:14 INFO mapreduce.Job: Running job: job_local942072825_0001</text:p>
      <text:p text:style-name="P1">16/12/22 06:21:14 INFO mapred.LocalJobRunner: OutputCommitter set in config null</text:p>
      <text:p text:style-name="P1">16/12/22 06:21:14 INFO mapred.LocalJobRunner: OutputCommitter is org.apache.hadoop.mapreduce.lib.output.FileOutputCommitter</text:p>
      <text:p text:style-name="P1">16/12/22 06:21:14 INFO mapred.LocalJobRunner: Waiting for map tasks</text:p>
      <text:p text:style-name="P1">16/12/22 06:21:14 INFO mapred.LocalJobRunner: Starting task: attempt_local942072825_0001_m_000000_0</text:p>
      <text:p text:style-name="P1">16/12/22 06:21:14 INFO mapred.Task: <text:s/>Using ResourceCalculatorProcessTree : [ ]</text:p>
      <text:p text:style-name="P1">16/12/22 06:21:14 INFO mapred.MapTask: Processing split: hdfs://localhost:54310/niit1/Transactional.txt:0+4418139</text:p>
      <text:p text:style-name="P1">16/12/22 06:21:15 INFO mapreduce.Job: Job job_local942072825_0001 running in uber mode : false</text:p>
      <text:p text:style-name="P1">16/12/22 06:21:15 INFO mapreduce.Job: <text:s/>map 0% reduce 0%</text:p>
      <text:p text:style-name="P1">16/12/22 06:21:38 INFO mapred.MapTask: (EQUATOR) 0 kvi 26214396(104857584)</text:p>
      <text:p text:style-name="P1">16/12/22 06:21:38 INFO mapred.MapTask: mapreduce.task.io.sort.mb: 100</text:p>
      <text:p text:style-name="P1">16/12/22 06:21:38 INFO mapred.MapTask: soft limit at 83886080</text:p>
      <text:p text:style-name="P1">16/12/22 06:21:38 INFO mapred.MapTask: bufstart = 0; bufvoid = 104857600</text:p>
      <text:p text:style-name="P1">16/12/22 06:21:38 INFO mapred.MapTask: kvstart = 26214396; length = 6553600</text:p>
      <text:p text:style-name="P1">16/12/22 06:21:38 INFO mapred.MapTask: Map output collector class = org.apache.hadoop.mapred.MapTask$MapOutputBuffer</text:p>
      <text:p text:style-name="P1">16/12/22 06:21:42 INFO mapred.MapTask: Starting flush of map output</text:p>
      <text:p text:style-name="P1">16/12/22 06:21:42 INFO mapred.LocalJobRunner: map task executor complete.</text:p>
      <text:p text:style-name="P1">16/12/22 06:21:43 WARN mapred.LocalJobRunner: job_local942072825_0001</text:p>
      <text:p text:style-name="P1">java.lang.Exception: java.lang.ClassCastException: org.apache.hadoop.io.LongWritable cannot be cast to org.apache.hadoop.io.Text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ClassCastException: org.apache.hadoop.io.LongWritable cannot be cast to org.apache.hadoop.io.Text</text:p>
      <text:p text:style-name="P1"><text:tab/>at Example.map(Example.java:1)</text:p>
      <text:p text:style-name="P1"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soft-page-break/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6/12/22 06:21:44 INFO mapreduce.Job: Job job_local942072825_0001 failed with state FAILED due to: NA</text:p>
      <text:p text:style-name="P1">16/12/22 06:21:44 INFO mapreduce.Job: Counters: 0</text:p>
      <text:p text:style-name="P1">hduser@ubuntu:~$ hadoop jar /home/ubuntu/Desktop/FirstHadoopPgm.jar /niit1/Transactional.txt /niit1/Output</text:p>
      <text:p text:style-name="P1">16/12/22 06:33:44 WARN util.NativeCodeLoader: Unable to load native-hadoop library for your platform... using builtin-java classes where applicable</text:p>
      <text:p text:style-name="P1">16/12/22 06:33:45 INFO Configuration.deprecation: session.id is deprecated. Instead, use dfs.metrics.session-id</text:p>
      <text:p text:style-name="P1">16/12/22 06:33:45 INFO jvm.JvmMetrics: Initializing JVM Metrics with processName=JobTracker, sessionId=</text:p>
      <text:p text:style-name="P1">Exception in thread "main" org.apache.hadoop.mapred.FileAlreadyExistsException: Output directory hdfs://localhost:54310/niit1/Output already exists</text:p>
      <text:p text:style-name="P1"><text:tab/>at org.apache.hadoop.mapreduce.lib.output.FileOutputFormat.checkOutputSpecs(FileOutputFormat.java:146)</text:p>
      <text:p text:style-name="P1"><text:tab/>at org.apache.hadoop.mapreduce.JobSubmitter.checkSpecs(JobSubmitter.java:562)</text:p>
      <text:p text:style-name="P1"><text:tab/>at org.apache.hadoop.mapreduce.JobSubmitter.submitJobInternal(JobSubmitter.java:432)</text:p>
      <text:p text:style-name="P1"><text:tab/>at org.apache.hadoop.mapreduce.Job$10.run(Job.java:1296)</text:p>
      <text:p text:style-name="P1"><text:tab/>at org.apache.hadoop.mapreduce.Job$10.run(Job.java:1293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mapreduce.Job.submit(Job.java:1293)</text:p>
      <text:p text:style-name="P1"><text:tab/>at org.apache.hadoop.mapreduce.Job.waitForCompletion(Job.java:1314)</text:p>
      <text:p text:style-name="P1"><text:tab/>at MainMethod.main(MainMethod.java:27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jar /home/ubuntu/Desktop/FirstHadoopPgm.jar /niit1/Transactional.txt /niit1</text:p>
      <text:p text:style-name="P1">16/12/22 06:34:20 WARN util.NativeCodeLoader: Unable to load native-hadoop library for your platform... using builtin-java classes where applicable</text:p>
      <text:p text:style-name="P1">16/12/22 06:34:22 INFO Configuration.deprecation: session.id is deprecated. Instead, use dfs.metrics.session-id</text:p>
      <text:p text:style-name="P1">16/12/22 06:34:22 INFO jvm.JvmMetrics: Initializing JVM Metrics with processName=JobTracker, sessionId=</text:p>
      <text:p text:style-name="P1">Exception in thread "main" org.apache.hadoop.mapred.FileAlreadyExistsException: Output directory hdfs://localhost:54310/niit1 already exists</text:p>
      <text:p text:style-name="P1"><text:soft-page-break/><text:tab/>at org.apache.hadoop.mapreduce.lib.output.FileOutputFormat.checkOutputSpecs(FileOutputFormat.java:146)</text:p>
      <text:p text:style-name="P1"><text:tab/>at org.apache.hadoop.mapreduce.JobSubmitter.checkSpecs(JobSubmitter.java:562)</text:p>
      <text:p text:style-name="P1"><text:tab/>at org.apache.hadoop.mapreduce.JobSubmitter.submitJobInternal(JobSubmitter.java:432)</text:p>
      <text:p text:style-name="P1"><text:tab/>at org.apache.hadoop.mapreduce.Job$10.run(Job.java:1296)</text:p>
      <text:p text:style-name="P1"><text:tab/>at org.apache.hadoop.mapreduce.Job$10.run(Job.java:1293)</text:p>
      <text:p text:style-name="P1"><text:tab/>at java.security.AccessController.doPrivileged(Native Method)</text:p>
      <text:p text:style-name="P1"><text:tab/>at javax.security.auth.Subject.doAs(Subject.java:422)</text:p>
      <text:p text:style-name="P1"><text:tab/>at org.apache.hadoop.security.UserGroupInformation.doAs(UserGroupInformation.java:1628)</text:p>
      <text:p text:style-name="P1"><text:tab/>at org.apache.hadoop.mapreduce.Job.submit(Job.java:1293)</text:p>
      <text:p text:style-name="P1"><text:tab/>at org.apache.hadoop.mapreduce.Job.waitForCompletion(Job.java:1314)</text:p>
      <text:p text:style-name="P1"><text:tab/>at MainMethod.main(MainMethod.java:27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>hduser@ubuntu:~$ hadoop fs -rmr /Output</text:p>
      <text:p text:style-name="P1">rmr: DEPRECATED: Please use 'rm -r' instead.</text:p>
      <text:p text:style-name="P1">16/12/22 06:35:43 WARN util.NativeCodeLoader: Unable to load native-hadoop library for your platform... using builtin-java classes where applicable</text:p>
      <text:p text:style-name="P1">rmr: `/Output': No such file or directory</text:p>
      <text:p text:style-name="P1">hduser@ubuntu:~$ hadoop fs -rm /Output</text:p>
      <text:p text:style-name="P1">16/12/22 06:35:58 WARN util.NativeCodeLoader: Unable to load native-hadoop library for your platform... using builtin-java classes where applicable</text:p>
      <text:p text:style-name="P1">rm: `/Output': No such file or directory</text:p>
      <text:p text:style-name="P1">hduser@ubuntu:~$ hadoop fs -rmr /niit1/Output</text:p>
      <text:p text:style-name="P1">rmr: DEPRECATED: Please use 'rm -r' instead.</text:p>
      <text:p text:style-name="P1">16/12/22 06:36:33 WARN util.NativeCodeLoader: Unable to load native-hadoop library for your platform... using builtin-java classes where applicable</text:p>
      <text:p text:style-name="P1">16/12/22 06:36:35 INFO fs.TrashPolicyDefault: Namenode trash configuration: Deletion interval = 0 minutes, Emptier interval = 0 minutes.</text:p>
      <text:p text:style-name="P1">Deleted /niit1/Output</text:p>
      <text:p text:style-name="P1">hduser@ubuntu:~$ hadoop jar /home/ubuntu/Desktop/FirstHadoopPgm.jar /niit1/Transactional.txt /niit1/Output.txt</text:p>
      <text:p text:style-name="P1">16/12/22 06:37:35 WARN util.NativeCodeLoader: Unable to load native-hadoop library for your platform... using builtin-java classes where applicable</text:p>
      <text:p text:style-name="P1">16/12/22 06:37:36 INFO Configuration.deprecation: session.id is deprecated. Instead, use dfs.metrics.session-id</text:p>
      <text:p text:style-name="P1">16/12/22 06:37:36 INFO jvm.JvmMetrics: Initializing JVM Metrics with processName=JobTracker, sessionId=</text:p>
      <text:p text:style-name="P1">16/12/22 06:37:36 WARN mapreduce.JobSubmitter: Hadoop command-line option parsing not performed. Implement the Tool interface and execute your application with ToolRunner to remedy this.</text:p>
      <text:p text:style-name="P1">16/12/22 06:37:36 INFO input.FileInputFormat: Total input paths to process : 1</text:p>
      <text:p text:style-name="P1">16/12/22 06:37:37 INFO mapreduce.JobSubmitter: number of splits:1</text:p>
      <text:p text:style-name="P1">16/12/22 06:37:37 INFO mapreduce.JobSubmitter: Submitting tokens for job: job_local896240808_0001</text:p>
      <text:p text:style-name="P1"><text:soft-page-break/>16/12/22 06:37:37 INFO mapreduce.Job: The url to track the job: http://localhost:8080/</text:p>
      <text:p text:style-name="P1">16/12/22 06:37:37 INFO mapreduce.Job: Running job: job_local896240808_0001</text:p>
      <text:p text:style-name="P1">16/12/22 06:37:37 INFO mapred.LocalJobRunner: OutputCommitter set in config null</text:p>
      <text:p text:style-name="P1">16/12/22 06:37:37 INFO mapred.LocalJobRunner: OutputCommitter is org.apache.hadoop.mapreduce.lib.output.FileOutputCommitter</text:p>
      <text:p text:style-name="P1">16/12/22 06:37:38 INFO mapred.LocalJobRunner: Waiting for map tasks</text:p>
      <text:p text:style-name="P1">16/12/22 06:37:38 INFO mapred.LocalJobRunner: Starting task: attempt_local896240808_0001_m_000000_0</text:p>
      <text:p text:style-name="P1">16/12/22 06:37:38 INFO mapred.Task: <text:s/>Using ResourceCalculatorProcessTree : [ ]</text:p>
      <text:p text:style-name="P1">16/12/22 06:37:38 INFO mapred.MapTask: Processing split: hdfs://localhost:54310/niit1/Transactional.txt:0+4418139</text:p>
      <text:p text:style-name="P1">16/12/22 06:37:38 INFO mapreduce.Job: Job job_local896240808_0001 running in uber mode : false</text:p>
      <text:p text:style-name="P1">16/12/22 06:37:38 INFO mapreduce.Job: <text:s/>map 0% reduce 0%</text:p>
      <text:p text:style-name="P1">16/12/22 06:37:45 INFO mapred.MapTask: (EQUATOR) 0 kvi 26214396(104857584)</text:p>
      <text:p text:style-name="P1">16/12/22 06:37:45 INFO mapred.MapTask: mapreduce.task.io.sort.mb: 100</text:p>
      <text:p text:style-name="P1">16/12/22 06:37:45 INFO mapred.MapTask: soft limit at 83886080</text:p>
      <text:p text:style-name="P1">16/12/22 06:37:45 INFO mapred.MapTask: bufstart = 0; bufvoid = 104857600</text:p>
      <text:p text:style-name="P1">16/12/22 06:37:45 INFO mapred.MapTask: kvstart = 26214396; length = 6553600</text:p>
      <text:p text:style-name="P1">16/12/22 06:37:45 INFO mapred.MapTask: Map output collector class = org.apache.hadoop.mapred.MapTask$MapOutputBuffer</text:p>
      <text:p text:style-name="P1">16/12/22 06:37:54 INFO mapred.MapTask: Starting flush of map output</text:p>
      <text:p text:style-name="P1">16/12/22 06:37:54 INFO mapred.LocalJobRunner: map task executor complete.</text:p>
      <text:p text:style-name="P1">16/12/22 06:37:57 WARN mapred.LocalJobRunner: job_local896240808_0001</text:p>
      <text:p text:style-name="P1">java.lang.Exception: java.lang.ClassCastException: org.apache.hadoop.io.LongWritable cannot be cast to org.apache.hadoop.io.Text</text:p>
      <text:p text:style-name="P1"><text:tab/>at org.apache.hadoop.mapred.LocalJobRunner$Job.runTasks(LocalJobRunner.java:462)</text:p>
      <text:p text:style-name="P1"><text:tab/>at org.apache.hadoop.mapred.LocalJobRunner$Job.run(LocalJobRunner.java:522)</text:p>
      <text:p text:style-name="P1">Caused by: java.lang.ClassCastException: org.apache.hadoop.io.LongWritable cannot be cast to org.apache.hadoop.io.Text</text:p>
      <text:p text:style-name="P1"><text:tab/>at Example.map(Example.java:1)</text:p>
      <text:p text:style-name="P1"><text:tab/>at org.apache.hadoop.mapreduce.Mapper.run(Mapper.java:145)</text:p>
      <text:p text:style-name="P1"><text:tab/>at org.apache.hadoop.mapred.MapTask.runNewMapper(MapTask.java:784)</text:p>
      <text:p text:style-name="P1"><text:tab/>at org.apache.hadoop.mapred.MapTask.run(MapTask.java:341)</text:p>
      <text:p text:style-name="P1"><text:tab/>at org.apache.hadoop.mapred.LocalJobRunner$Job$MapTaskRunnable.run(LocalJobRunner.java:243)</text:p>
      <text:p text:style-name="P1"><text:tab/>at java.util.concurrent.Executors$RunnableAdapter.call(Executors.java:511)</text:p>
      <text:p text:style-name="P1"><text:tab/>at java.util.concurrent.FutureTask.run(FutureTask.java:266)</text:p>
      <text:p text:style-name="P1"><text:tab/>at java.util.concurrent.ThreadPoolExecutor.runWorker(ThreadPoolExecutor.java:1142)</text:p>
      <text:p text:style-name="P1"><text:tab/>at java.util.concurrent.ThreadPoolExecutor$Worker.run(ThreadPoolExecutor.java:617)</text:p>
      <text:p text:style-name="P1"><text:tab/>at java.lang.Thread.run(Thread.java:745)</text:p>
      <text:p text:style-name="P1">16/12/22 06:37:58 INFO mapreduce.Job: Job job_local896240808_0001 failed with state FAILED due to: NA</text:p>
      <text:p text:style-name="P1">16/12/22 06:37:58 INFO mapreduce.Job: Counters: 0</text:p>
      <text:p text:style-name="P1">hduser@ubuntu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21:14:43.642188039</meta:creation-date>
    <dc:date>2016-12-22T21:15:35.282994313</dc:date>
    <meta:editing-duration>PT59S</meta:editing-duration>
    <meta:editing-cycles>1</meta:editing-cycles>
    <meta:document-statistic meta:table-count="0" meta:image-count="0" meta:object-count="0" meta:page-count="8" meta:paragraph-count="286" meta:word-count="1882" meta:character-count="23748" meta:non-whitespace-character-count="22052"/>
    <meta:generator>LibreOffice/5.1.4.2$Linux_x86 LibreOffice_project/10m0$Build-2</meta:generator>
  </office:meta>
</office:document-meta>
</file>